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text-position="super 58%" fo:font-size="16pt" style:text-underline-style="solid" style:text-underline-width="auto" style:text-underline-color="font-color" fo:font-weight="bold"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paragraph-rsid="0008d45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0f0412" officeooo:paragraph-rsid="000f0412" style:font-size-asian="12.25pt" style:font-style-asian="normal" style:font-weight-asian="normal" style:font-size-complex="14pt" style:font-style-complex="normal" style:font-weight-complex="normal"/>
    </style:style>
    <style:style style:name="P5" style:family="paragraph" style:parent-style-name="Standard" style:list-style-name="L3">
      <style:paragraph-properties fo:text-align="start" style:justify-single-word="false"/>
      <style:text-properties fo:font-size="14pt" fo:font-style="normal" style:text-underline-style="solid" style:text-underline-width="auto" style:text-underline-color="font-color" fo:font-weight="normal" officeooo:rsid="000f0412" officeooo:paragraph-rsid="000f0412"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0f0412" officeooo:paragraph-rsid="00131782"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31782" officeooo:paragraph-rsid="00131782" style:font-size-asian="12.25pt" style:font-style-asian="normal" style:font-weight-asian="normal" style:font-size-complex="14pt" style:font-style-complex="normal" style:font-weight-complex="normal"/>
    </style:style>
    <style:style style:name="P8" style:family="paragraph" style:parent-style-name="Standard" style:list-style-name="L3">
      <style:paragraph-properties fo:text-align="start" style:justify-single-word="false"/>
      <style:text-properties fo:font-size="14pt" fo:font-style="normal" style:text-underline-style="solid" style:text-underline-width="auto" style:text-underline-color="font-color" fo:font-weight="normal" officeooo:rsid="00153264" officeooo:paragraph-rsid="00153264"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53264" officeooo:paragraph-rsid="00153264" style:font-size-asian="14pt" style:font-style-asian="normal" style:font-weight-asian="normal" style:font-size-complex="14pt" style:font-style-complex="normal" style:font-weight-complex="normal"/>
    </style:style>
    <style:style style:name="P10" style:family="paragraph" style:parent-style-name="Standard" style:list-style-name="L3">
      <style:paragraph-properties fo:text-align="start" style:justify-single-word="false"/>
      <style:text-properties fo:font-size="14pt" fo:font-style="normal" style:text-underline-style="solid" style:text-underline-width="auto" style:text-underline-color="font-color" fo:font-weight="normal" officeooo:rsid="0008d45d" officeooo:paragraph-rsid="0008d45d" style:font-size-asian="14pt" style:font-style-asian="normal" style:font-weight-asian="normal" style:font-size-complex="14pt" style:font-style-complex="normal" style:font-weight-complex="normal"/>
    </style:style>
    <style:style style:name="P11" style:family="paragraph" style:parent-style-name="Standard" style:list-style-name="L1">
      <style:paragraph-properties fo:text-align="start" style:justify-single-word="false"/>
      <style:text-properties fo:font-size="14pt" fo:font-style="normal" style:text-underline-style="solid" style:text-underline-width="auto" style:text-underline-color="font-color" fo:font-weight="normal" officeooo:rsid="0008d45d" officeooo:paragraph-rsid="0008d45d" style:font-size-asian="14pt" style:font-style-asian="normal" style:font-weight-asian="normal" style:font-size-complex="14pt" style:font-style-complex="normal" style:font-weight-complex="normal"/>
    </style:style>
    <style:style style:name="P12" style:family="paragraph" style:parent-style-name="Standard" style:list-style-name="L3">
      <style:paragraph-properties fo:text-align="start" style:justify-single-word="false"/>
      <style:text-properties fo:font-size="14pt" fo:font-style="normal" style:text-underline-style="solid" style:text-underline-width="auto" style:text-underline-color="font-color" fo:font-weight="normal" officeooo:rsid="000f0412" officeooo:paragraph-rsid="000f0412" style:font-size-asian="14pt" style:font-style-asian="normal" style:font-weight-asian="normal" style:font-size-complex="14pt" style:font-style-complex="normal" style:font-weight-complex="normal"/>
    </style:style>
    <style:style style:name="P13" style:family="paragraph" style:parent-style-name="Standard" style:list-style-name="L5">
      <style:paragraph-properties fo:text-align="start" style:justify-single-word="false"/>
      <style:text-properties fo:font-size="14pt" fo:font-style="normal" style:text-underline-style="solid" style:text-underline-width="auto" style:text-underline-color="font-color" fo:font-weight="normal" officeooo:rsid="00160edd" officeooo:paragraph-rsid="00160edd"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60edd" officeooo:paragraph-rsid="00160edd" style:font-size-asian="14pt" style:font-style-asian="normal" style:font-weight-asian="normal" style:font-size-complex="14pt" style:font-style-complex="normal" style:font-weight-complex="normal"/>
    </style:style>
    <style:style style:name="P15" style:family="paragraph" style:parent-style-name="Standard" style:list-style-name="L7">
      <style:paragraph-properties fo:text-align="start" style:justify-single-word="false"/>
      <style:text-properties fo:font-size="14pt" fo:font-style="normal" style:text-underline-style="solid" style:text-underline-width="auto" style:text-underline-color="font-color" fo:font-weight="normal" officeooo:rsid="001914b9" officeooo:paragraph-rsid="001914b9"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914b9" officeooo:paragraph-rsid="001914b9" style:font-size-asian="14pt" style:font-style-asian="normal" style:font-weight-asian="normal" style:font-size-complex="14pt" style:font-style-complex="normal" style:font-weight-complex="normal"/>
    </style:style>
    <style:style style:name="P17" style:family="paragraph" style:parent-style-name="Standard" style:list-style-name="L7">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18" style:family="paragraph" style:parent-style-name="Standard" style:list-style-name="L8">
      <style:paragraph-properties fo:text-align="start" style:justify-single-word="false"/>
      <style:text-properties fo:font-size="14pt" fo:font-style="normal" style:text-underline-style="solid" style:text-underline-width="auto" style:text-underline-color="font-color" fo:font-weight="normal" officeooo:rsid="001bf5d2" officeooo:paragraph-rsid="001bf5d2"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style:text-underline-style="none" fo:font-weight="normal" officeooo:rsid="000da3be" officeooo:paragraph-rsid="000da3be"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style:text-underline-style="none" fo:font-weight="normal" officeooo:rsid="001914b9" officeooo:paragraph-rsid="001914b9"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style:text-underline-style="none" fo:font-weight="normal" officeooo:rsid="001a4262" officeooo:paragraph-rsid="001a4262"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style:text-underline-style="none" fo:font-weight="normal" officeooo:rsid="001bf5d2" officeooo:paragraph-rsid="001bf5d2"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84b72" officeooo:paragraph-rsid="00084b72"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084b72" officeooo:paragraph-rsid="00084b72" style:font-size-asian="12pt" style:font-weight-asian="normal" style:font-size-complex="12pt" style:font-weight-complex="normal"/>
    </style:style>
    <style:style style:name="P26" style:family="paragraph" style:parent-style-name="Standard" style:list-style-name="L1">
      <style:paragraph-properties fo:text-align="center" style:justify-single-word="false"/>
      <style:text-properties fo:font-size="12pt" style:text-underline-style="solid" style:text-underline-width="auto" style:text-underline-color="font-color" fo:font-weight="normal" officeooo:rsid="00084b72" officeooo:paragraph-rsid="00084b72"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fo:font-size="12pt" style:text-underline-style="none" fo:font-weight="normal" officeooo:rsid="00084b72" officeooo:paragraph-rsid="00084b72"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8d45d" style:font-size-asian="12pt" style:font-style-asian="normal" style:font-weight-asian="normal" style:font-size-complex="12pt" style:font-style-complex="normal" style:font-weight-complex="normal"/>
    </style:style>
    <style:style style:name="P29" style:family="paragraph" style:parent-style-name="Standard" style:list-style-name="L3">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8d45d" style:font-size-asian="12pt" style:font-style-asian="normal" style:font-weight-asian="normal" style:font-size-complex="12pt" style:font-style-complex="normal" style:font-weight-complex="normal"/>
    </style:style>
    <style:style style:name="P30" style:family="paragraph" style:parent-style-name="Standard" style:list-style-name="L3">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f041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8d45d"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8d45d" officeooo:paragraph-rsid="000a375b"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da3be" officeooo:paragraph-rsid="000f0412"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0f0412" officeooo:paragraph-rsid="000f041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0f0412" officeooo:paragraph-rsid="000f3e01"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0f0412" officeooo:paragraph-rsid="001134fb"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none" fo:font-weight="normal" officeooo:rsid="001134fb" officeooo:paragraph-rsid="001134fb"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style:text-underline-style="none" fo:font-weight="normal" officeooo:rsid="001134fb" officeooo:paragraph-rsid="00131468"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style:text-underline-style="none" fo:font-weight="normal" officeooo:rsid="00131468" officeooo:paragraph-rsid="00131468" style:font-size-asian="12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0b55b6"/>
    </style:style>
    <style:style style:name="T4" style:family="text">
      <style:text-properties officeooo:rsid="000da3be"/>
    </style:style>
    <style:style style:name="T5" style:family="text">
      <style:text-properties officeooo:rsid="001134fb"/>
    </style:style>
    <style:style style:name="T6" style:family="text">
      <style:text-properties fo:font-style="normal" style:text-underline-style="solid" style:text-underline-width="auto" style:text-underline-color="font-color" fo:font-weight="normal" officeooo:rsid="0008d45d" style:font-style-asian="normal" style:font-weight-asian="normal" style:font-style-complex="normal" style:font-weight-complex="normal"/>
    </style:style>
    <style:style style:name="T7" style:family="text">
      <style:text-properties officeooo:rsid="00131468"/>
    </style:style>
    <style:style style:name="T8" style:family="text">
      <style:text-properties fo:font-size="12pt" style:text-underline-style="none" style:font-size-asian="10.5pt" style:font-size-complex="12pt"/>
    </style:style>
    <style:style style:name="T9" style:family="text">
      <style:text-properties fo:font-size="12pt" style:text-underline-style="none" officeooo:rsid="00131782" style:font-size-asian="10.5pt" style:font-size-complex="12pt"/>
    </style:style>
    <style:style style:name="T10" style:family="text">
      <style:text-properties officeooo:rsid="001a4262"/>
    </style:style>
    <style:style style:name="T11" style:family="text">
      <style:text-properties officeooo:rsid="001bf5d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Rapport de Projet sur le jeu Yahtzee</text:p>
      <text:p text:style-name="P24">Participants :<text:span text:style-name="T1"> </text:span><text:span text:style-name="T2">Benoit COMBASTEIX, Simon FERNANDES</text:span></text:p>
      <text:p text:style-name="P25"><text:span text:style-name="T1">et Nathan OUALET</text:span></text:p>
      <text:p text:style-name="P24"><text:span text:style-name="T1"/></text:p>
      <text:p text:style-name="P24"><text:span text:style-name="T1"/></text:p>
      <text:p text:style-name="P24">Dépot Github sur le Projet :</text:p>
      <text:p text:style-name="P27">https://github.com/FernandesSimon/Projet_Etudiant_C_2016</text:p>
      <text:p text:style-name="P23"/>
      <text:p text:style-name="P23"/>
      <text:p text:style-name="P23"/>
      <text:p text:style-name="P24">Sommaire :</text:p>
      <text:p text:style-name="P24"><text:span text:style-name="T1"/></text:p>
      <text:list xml:id="list1297492615259994854" text:style-name="L1">
        <text:list-item>
          <text:p text:style-name="P26"><text:span text:style-name="T1">Introduction</text:span></text:p>
        </text:list-item>
        <text:list-item>
          <text:p text:style-name="P26"><text:span text:style-name="T1">Gestion de Projet</text:span></text:p>
        </text:list-item>
        <text:list-item>
          <text:p text:style-name="P26"><text:span text:style-name="T1">Déroulement du Projet </text:span></text:p>
        </text:list-item>
        <text:list-item>
          <text:p text:style-name="P26"><text:span text:style-name="T1">Réactions et Impressions sur le projet</text:span></text:p>
        </text:list-item>
        <text:list-item>
          <text:p text:style-name="P26"><text:span text:style-name="T1">Résultats attendus et Erreurs trouvées</text:span></text:p>
        </text:list-item>
        <text:list-item>
          <text:p text:style-name="P26"><text:span text:style-name="T1">Conclusion</text:span></text:p>
        </text:list-item>
      </text:list>
      <text:p text:style-name="P25"><text:span text:style-name="T1"/></text:p>
      <text:p text:style-name="P25"><text:span text:style-name="T1"/></text:p>
      <text:p text:style-name="P25"><text:span text:style-name="T1"/></text:p>
      <text:list xml:id="list105102738083135" text:continue-numbering="true" text:style-name="L1">
        <text:list-item>
          <text:p text:style-name="P11">Introduction :</text:p>
          <text:p text:style-name="P28"/>
        </text:list-item>
      </text:list>
      <text:list xml:id="list6879652598065985583" text:style-name="L3">
        <text:list-item>
          <text:p text:style-name="P10">Présentation du jeu :<text:span text:style-name="T1"> le Yahtzee.</text:span></text:p>
          <text:p text:style-name="P29"><text:span text:style-name="T1"/></text:p>
        </text:list-item>
      </text:list>
      <text:p text:style-name="P31"><text:span text:style-name="T1"/></text:p>
      <text:p text:style-name="P32"><text:span text:style-name="T1"><text:tab/>Le Yahtzee ( aussi nommé le Yam’s ) est un jeu de dés inventé en 1954 au Canada. Il fut inventé par un couple de riches canadiens qui s’amusait à faire jouer leur amis sur leur Yacht, d’où le « Yacht Game ». Le jeu plut tellement aux amis du couple, qu’il décida de contacter le fabriquant de jeux Edwin S. Lowe afin qu’il crée des versions du jeu. Lowe eut un coup de cœur </text:span><text:span text:style-name="T3">e</text:span><text:span text:style-name="T1">t commercialisa le jeu de dés.</text:span></text:p>
      <text:p text:style-name="P32"><text:span text:style-name="T1"/></text:p>
      <text:p text:style-name="P32"><text:span text:style-name="T1"><text:tab/>En 1973, Milton Bradley – firme de Hasbro – achète la E. S. Lowe Company et obtient les droits du jeu.</text:span></text:p>
      <text:p text:style-name="P32"><text:span text:style-name="T1"/></text:p>
      <text:p text:style-name="P33"><text:span text:style-name="T6"/></text:p>
      <text:list xml:id="list105104391475049" text:continue-numbering="true" text:style-name="L3">
        <text:list-header>
          <text:p text:style-name="P30"/>
        </text:list-header>
        <text:list-item>
          <text:p text:style-name="P12">Déroulement d’une partie :</text:p>
        </text:list-item>
      </text:list>
      <text:p text:style-name="P34"/>
      <text:p text:style-name="P35"><text:tab/><text:span text:style-name="T4">Le Yam’ s se joue à deux joueurs ou plus. On peut également y jouer en solitaire, mais le seul but est d’améliorer son score au fil des différentes parties.</text:span></text:p>
      <text:p text:style-name="P35"/>
      <text:p text:style-name="P36"><text:tab/><text:span text:style-name="T5">Le jeu se joue avec 5 dés et une feuille de points (voir plus bas)</text:span></text:p>
      <text:p text:style-name="P37">Au début de la partie, chaque joueur lance une fois les dés, le plus grand score commence la partie.</text:p>
      <text:p text:style-name="P37">A chaque tour, les joueurs lancent les dés au maximum 3 fois.</text:p>
      <text:p text:style-name="P37">La première fois, tous les dés doivent obligatoirement être lancés.</text:p>
      <text:p text:style-name="P37">Si le joueur décide de lance rles dés une seconde (et troisième fois), il peut relancer les dés de son choix.</text:p>
      <text:p text:style-name="P37">Après le troisième lancer, les dés ne peuvent plus être lancés et les points obtenus sont validés. </text:p>
      <text:p text:style-name="P37"/>
      <text:p text:style-name="P38"><text:soft-page-break/><text:tab/><text:span text:style-name="T7">Le joueur lance les dés trois fois maximum de façon à obtenir la meilleure combinaison possible.</text:span></text:p>
      <text:p text:style-name="P39">Le score est alors inscrit dans l’une des 13 cases.</text:p>
      <text:p text:style-name="P39">Une case doit obligatoirement être remplie à la fin du tour.</text:p>
      <text:p text:style-name="P39"/>
      <text:p text:style-name="P4"/>
      <text:list xml:id="list105103961012397" text:continue-numbering="true" text:style-name="L3">
        <text:list-item>
          <text:p text:style-name="P5">Comment marquer des points ?</text:p>
        </text:list-item>
      </text:list>
      <text:p text:style-name="P19"/>
      <text:p text:style-name="P6"><text:span text:style-name="T1"><text:tab/></text:span><text:span text:style-name="T9">La feuille de Yahtzee est divisée en deux parties : </text:span></text:p>
      <text:p text:style-name="P7"><text:span text:style-name="T8">La partie supérieure </text:span></text:p>
      <text:p text:style-name="P7"><text:span text:style-name="T8">de l’As au Six :</text:span></text:p>
      <text:p text:style-name="P7"><text:span text:style-name="T8">Vous multipliez le nombre d’occurrences d’une valeur par cette valeur et l’écrivez dans la case correspondante. i.e. Vous obtenez 5 Deux, vous inscrivez 10 dans la case.</text:span></text:p>
      <text:p text:style-name="P7"><text:span text:style-name="T8"/></text:p>
      <text:p text:style-name="P7"><text:span text:style-name="T8">La partie inférieure</text:span></text:p>
      <text:p text:style-name="P7"><text:span text:style-name="T8">Brelan : Vous obtenez trois fois le même chiffre et deux autres chiffres. Vous additionnez le total des dés et l'écrivez dans la case « Brelan »</text:span></text:p>
      <text:p text:style-name="P7"><text:span text:style-name="T8">Carré : Vous obtenez quatre fois le même chiffre et un autre. Vous additionnez le total des dés et l'écrivez dans la case « Carré ».</text:span></text:p>
      <text:p text:style-name="P7"><text:span text:style-name="T8">Full : Vous obtenez trois dés identiques et 2 dés identiques entre eux. Vous additionnez le total des dés et l'écrivez dans la case « Full », vous gagnez 25 points bonus.</text:span></text:p>
      <text:p text:style-name="P7"><text:span text:style-name="T8">Petite suite : Vous obtenez une suite de quatre chiffre. Vous gagnez 30 points.</text:span></text:p>
      <text:p text:style-name="P7"><text:span text:style-name="T8">Grande suite : Vous obtenez une suite de cinq chiffres. Vous gagnez 40 points.</text:span></text:p>
      <text:p text:style-name="P7"><text:span text:style-name="T8">Yahtzee : Vous obtenez 5 dés identiques. Vous marquez 50 points.</text:span></text:p>
      <text:p text:style-name="P7"><text:span text:style-name="T8">Chance : Vous additionnez la valeur de chaque dé et l'écrivez dans la case.</text:span></text:p>
      <text:p text:style-name="P7"><text:span text:style-name="T8"/></text:p>
      <text:p text:style-name="P7"><text:span text:style-name="T8">Attention ! Plusieurs résultats peuvent correspondre à plusieurs catégories mais vous ne pouvez remplir une case qu'une seule fois, soyez stratégiques !</text:span></text:p>
      <text:p text:style-name="P7"><text:span text:style-name="T8"/></text:p>
      <text:list xml:id="list105103961265953" text:continue-numbering="true" text:style-name="L3">
        <text:list-header>
          <text:p text:style-name="P8"/>
        </text:list-header>
      </text:list>
      <text:list xml:id="list917173970525765612" text:style-name="L5">
        <text:list-item>
          <text:p text:style-name="P13">Gestion de Projet :</text:p>
        </text:list-item>
      </text:list>
      <text:p text:style-name="P14"><text:span text:style-name="T1"/></text:p>
      <text:list xml:id="list8629371454644185493" text:style-name="L7">
        <text:list-item>
          <text:p text:style-name="P15">Répartition des tâches :</text:p>
        </text:list-item>
      </text:list>
      <text:p text:style-name="P16"/>
      <text:p text:style-name="P20"><text:tab/><text:span text:style-name="T10">Dans les premières heures de notre projet, nous avons commencé <text:s/>à analyser nos besoins pour réaliser notre projet. Par conséquent, nous avons rendu un compte-rendu résumant l’histoire du jeu, les règles du jeu et la gestion de marquage de points. <text:s/></text:span></text:p>
      <text:p text:style-name="P21">Après le rendu, nous sommes réparties les tâches de façon progressive. Après une ou deux séances, dans les premiers temps, nous avons décidé que Nathan et Benoit s’occuperaient des fonctions de gestion de combinaison ( Full, Carré, Petite Suite,…). Simon s’occuperait de l’affichage sur console et de la gestion interface- utilisateur.</text:p>
      <text:p text:style-name="P22">A la fin du projet, Benoit et Simon ont assemblé toutes les fonctions pour débugger le programme. Nathan a documenté les fonctions. </text:p>
      <text:p text:style-name="P16"/>
      <text:list xml:id="list105103578161612" text:continue-numbering="true" text:style-name="L7">
        <text:list-item>
          <text:p text:style-name="P17">Affichage sur Console :</text:p>
        </text:list-item>
        <text:list-item>
          <text:p text:style-name="P15">A<text:span text:style-name="T11">ffichage en SDL :</text:span></text:p>
        </text:list-item>
        <text:list-item>
          <text:p text:style-name="P15">G<text:span text:style-name="T11">estion de l’ IA :</text:span></text:p>
        </text:list-item>
      </text:list>
      <text:p text:style-name="P16"/>
      <text:list xml:id="list6509957609632511370" text:style-name="L8">
        <text:list-item>
          <text:p text:style-name="P18"><text:soft-page-break/>Déroulement du projet :</text:p>
        </text:list-item>
        <text:list-item>
          <text:p text:style-name="P18"/>
        </text:list-item>
      </text:list>
      <text:p text:style-name="P9"><text:span text:style-name="T1"/></text:p>
      <text:p text:style-name="P3"/>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09:47:51.731653996</meta:creation-date>
    <meta:generator>LibreOffice/5.1.4.2$Linux_X86_64 LibreOffice_project/10m0$Build-2</meta:generator>
    <dc:date>2016-12-01T10:50:59.333221090</dc:date>
    <meta:editing-duration>PT58M16S</meta:editing-duration>
    <meta:editing-cycles>19</meta:editing-cycles>
    <meta:document-statistic meta:table-count="0" meta:image-count="0" meta:object-count="0" meta:page-count="3" meta:paragraph-count="52" meta:word-count="686" meta:character-count="3849" meta:non-whitespace-character-count="3214"/>
  </office:meta>
</office:document-meta>
</file>